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13f13c" style:font-size-asian="20pt"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break-before="page"/>
      <style:text-properties fo:font-size="14pt" style:font-size-asian="14pt" style:font-size-complex="14pt"/>
    </style:style>
    <style:style style:name="P5" style:family="paragraph" style:parent-style-name="Standard">
      <style:paragraph-properties fo:text-align="start" style:justify-single-word="false"/>
      <style:text-properties fo:font-size="14pt" officeooo:rsid="0013f13c" officeooo:paragraph-rsid="0013f13c" style:font-size-asian="12.25pt" style:font-size-complex="14pt"/>
    </style:style>
    <style:style style:name="P6" style:family="paragraph" style:parent-style-name="Standard">
      <style:paragraph-properties fo:text-align="start" style:justify-single-word="false"/>
      <style:text-properties fo:font-size="14pt" officeooo:rsid="0013f13c" officeooo:paragraph-rsid="0014f3cf" style:font-size-asian="12.25pt" style:font-size-complex="14pt"/>
    </style:style>
    <style:style style:name="P7" style:family="paragraph" style:parent-style-name="Standard">
      <style:paragraph-properties fo:text-align="start" style:justify-single-word="false"/>
      <style:text-properties fo:font-size="14pt" officeooo:rsid="0014f3cf" officeooo:paragraph-rsid="0014f3cf" style:font-size-asian="12.25pt" style:font-size-complex="14pt"/>
    </style:style>
    <style:style style:name="P8" style:family="paragraph" style:parent-style-name="Standard" style:list-style-name="L1">
      <style:paragraph-properties fo:text-align="start" style:justify-single-word="false"/>
      <style:text-properties fo:font-size="14pt" officeooo:rsid="0015beda" officeooo:paragraph-rsid="0015beda" style:font-size-asian="12.25pt" style:font-size-complex="14pt"/>
    </style:style>
    <style:style style:name="P9" style:family="paragraph" style:parent-style-name="Standard">
      <style:paragraph-properties fo:text-align="start" style:justify-single-word="false"/>
      <style:text-properties fo:font-size="14pt" officeooo:rsid="0015beda" officeooo:paragraph-rsid="0015beda" style:font-size-asian="12.25pt" style:font-size-complex="14pt"/>
    </style:style>
    <style:style style:name="P10" style:family="paragraph" style:parent-style-name="Standard">
      <style:paragraph-properties fo:text-align="start" style:justify-single-word="false"/>
      <style:text-properties fo:font-size="14pt" officeooo:rsid="0016d4e5" officeooo:paragraph-rsid="0016d4e5" style:font-size-asian="12.25pt" style:font-size-complex="14pt"/>
    </style:style>
    <style:style style:name="P11" style:family="paragraph" style:parent-style-name="Standard" style:list-style-name="L2">
      <style:paragraph-properties fo:text-align="start" style:justify-single-word="false"/>
      <style:text-properties fo:font-size="14pt" officeooo:rsid="0016d4e5" officeooo:paragraph-rsid="0016d4e5" style:font-size-asian="12.25pt" style:font-size-complex="14pt"/>
    </style:style>
    <style:style style:name="P12" style:family="paragraph" style:parent-style-name="Standard">
      <style:paragraph-properties fo:text-align="start" style:justify-single-word="false"/>
      <style:text-properties fo:font-size="14pt" officeooo:rsid="0017525a" officeooo:paragraph-rsid="0017525a" style:font-size-asian="12.25pt" style:font-size-complex="14pt"/>
    </style:style>
    <style:style style:name="P13" style:family="paragraph" style:parent-style-name="Standard" style:list-style-name="L3">
      <style:paragraph-properties fo:text-align="start" style:justify-single-word="false"/>
      <style:text-properties officeooo:paragraph-rsid="0017525a"/>
    </style:style>
    <style:style style:name="P14" style:family="paragraph" style:parent-style-name="Standard" style:list-style-name="L3">
      <style:paragraph-properties fo:text-align="start" style:justify-single-word="false"/>
      <style:text-properties officeooo:rsid="00194242" officeooo:paragraph-rsid="00194242"/>
    </style:style>
    <style:style style:name="P15" style:family="paragraph" style:parent-style-name="Standard">
      <style:paragraph-properties fo:text-align="start" style:justify-single-word="false"/>
      <style:text-properties officeooo:rsid="00194242" officeooo:paragraph-rsid="00194242"/>
    </style:style>
    <style:style style:name="P16" style:family="paragraph" style:parent-style-name="Standard">
      <style:paragraph-properties fo:text-align="start" style:justify-single-word="false"/>
      <style:text-properties officeooo:rsid="001954eb" officeooo:paragraph-rsid="001954eb"/>
    </style:style>
    <style:style style:name="T1" style:family="text">
      <style:text-properties officeooo:rsid="0013f13c"/>
    </style:style>
    <style:style style:name="T2" style:family="text">
      <style:text-properties officeooo:rsid="0014f3cf"/>
    </style:style>
    <style:style style:name="T3" style:family="text">
      <style:text-properties officeooo:rsid="0015beda"/>
    </style:style>
    <style:style style:name="T4" style:family="text">
      <style:text-properties officeooo:rsid="0017525a"/>
    </style:style>
    <style:style style:name="T5" style:family="text">
      <style:text-properties fo:font-size="14pt" style:font-size-asian="12.25pt" style:font-size-complex="14pt"/>
    </style:style>
    <style:style style:name="T6" style:family="text">
      <style:text-properties fo:font-size="14pt" officeooo:rsid="0017525a" style:font-size-asian="12.25pt" style:font-size-complex="14pt"/>
    </style:style>
    <style:style style:name="T7" style:family="text">
      <style:text-properties officeooo:rsid="001942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редлог пројекта <text:span text:style-name="T1">1. фаза</text:span> – Марко Петровић</text:p>
      <text:p text:style-name="P1"/>
      <text:p text:style-name="P3">Моја идеја је да направим модел који ће коришћењем машинског учења</text:p>
      <text:p text:style-name="P3">препознавати извршне фајлове као безопасне или као малвер.</text:p>
      <text:p text:style-name="P3"/>
      <text:p text:style-name="P3">Старији приступ који су антивируси користили је да поседују ручно</text:p>
      <text:p text:style-name="P3">направљену базу малвера у којој су малвери описани неким својим</text:p>
      <text:p text:style-name="P3">карактеристикама, а антивируси су само проверавали да ли се фајл који</text:p>
      <text:p text:style-name="P3">скенирају налази у бази. Овакав начин рада захтева стално ажурирање базе</text:p>
      <text:p text:style-name="P3">података и није могуће детектовати малициозне фајлове све док се не појаве у</text:p>
      <text:p text:style-name="P3">бази. Карактеристике које се користиле за описивање малвера у бази формирају</text:p>
      <text:p text:style-name="P3">јединствену сигнатуру (fingerprint) вируса која је осетљива на веома мале</text:p>
      <text:p text:style-name="P3">промене у извршном фајлу, а за сваку промену се мора правити ново правило</text:p>
      <text:p text:style-name="P3">детекције.</text:p>
      <text:p text:style-name="P3"/>
      <text:p text:style-name="P3">Антивируси који користе машинско учење су много флексибилнији па могу да</text:p>
      <text:p text:style-name="P3">сами закључе да су слични фајлови малициозни без тога да су сваки од њих</text:p>
      <text:p text:style-name="P3">видели на тренингу, а могу и да донесу закључке о потпуно новим фајловима те</text:p>
      <text:p text:style-name="P3">се много лакше прилагођавају растућем броју малвера.</text:p>
      <text:p text:style-name="P3"/>
      <text:p text:style-name="P3">Референца: https://media.kaspersky.com/en/enterprise-security/Kaspersky-Lab-</text:p>
      <text:p text:style-name="P3">Whitepaper-Machine-Learning.pdf</text:p>
      <text:p text:style-name="P4"/>
      <text:p text:style-name="P2">Предлог пројекта <text:span text:style-name="T1">2. фаза</text:span> – Марко Петровић</text:p>
      <text:p text:style-name="P2"/>
      <text:p text:style-name="P6"><text:tab/>Циљ пројекта је направити <text:span text:style-name="T2">брз и поуздан скенер за малициозним фајловима који би се могао користити за заштиту мејлова на Linux мејл серверу и сличним системима који пружају услуге размене података. Иако би радио на Linux серверу, програм би требало да детектује и Windows и Linux вирусе ради заштите клијената сервера.</text:span></text:p>
      <text:p text:style-name="P6"><text:span text:style-name="T2"><text:tab/>Пројекат би могао бити примењен и у друге сврхе, али прилагођавање наведеном радном окружењу би био главни циљ.</text:span></text:p>
      <text:p text:style-name="P5"/>
      <text:p text:style-name="P7"><text:tab/>Пројекат се састоји из прављења хибридног сета података о извршном фајлу који садржи карактеристике прикупљене и статичком и динамичком анализом који се затим користи за тренирање и тестирање модела.</text:p>
      <text:p text:style-name="P7"/>
      <text:p text:style-name="P7"><text:tab/>Статичком анализом се прикупљају подаци о фајлу без његовог покретања. Ови подаци се састоје од карактеристика добијених из фрагмената кода, хешева фрагмената кода и других карактеристика самог фајла.</text:p>
      <text:p text:style-name="P7"/>
      <text:p text:style-name="P7">Референтни рад се бави само карактеристикама добијеним из фрагмената кода на следећи начин (укратко):</text:p>
      <text:p text:style-name="P7">Сет карактеристика се формира тако што се формирају све могуће секвенце од по n команди из програма и затим се рачуна колико пута се дата секвенца појављује у програму (term frequency - tf).</text:p>
      <text:p text:style-name="P7">Затим се за сваку команду из секвенце рачуна њена тежина на основу вероватноће да се команда налази у фајлу p(x) у односу на вероватноћу да је фајл малициозан p(y).</text:p>
      <text:p text:style-name="P7">Крајња карактеристика је производ tf * weight(s) где је weight(s) производ тежина сваке команде у секвенци. Број карактеристика је број секвенци. Пошто тако добијених карактеристика може бити много, а нису све корисне, њихов број се може смањити на основу корелационе таблице.</text:p>
      <text:p text:style-name="P7"/>
      <text:p text:style-name="P7"><text:tab/>Динамичком анализом се добијају подаци о програму на основу његових акција током извршавања. Такви програми се покрећу у изолованом sandbox окружењу, али тако да за малвер буде што теже препознати да ради у sandbox-у јер неки малвери у том случају престају са радом да би онемогућили њихово откривање и истраживање. Због тога окружење у ком малвер ради треба бити што сличније нормалном. </text:p>
      <text:p text:style-name="P7"><text:tab/>О начину на који ће sandbox бити направљен ће бити више речи у 3. фази, <text:span text:style-name="T3">али укратко алати који би се за то користили су:</text:span></text:p>
      <text:list text:style-name="L1">
        <text:list-item>
          <text:p text:style-name="P8">Namespace-ови за одвајање малвера од остатка фајл система и других ресурса</text:p>
        </text:list-item>
        <text:list-item>
          <text:p text:style-name="P8">btrfs snapshot за креирање копије фајл система у којој ће малвер радити тако да има приступ фајловима, али не поремети структуру фајл система <text:soft-page-break/>за остале процесе. Snapshot-ovi се брзо праве и бришу тако да би на почетку тестирања сваког фајла чист snapshot био направљен и након тестирања обрисан.</text:p>
        </text:list-item>
        <text:list-item>
          <text:p text:style-name="P8">cgroups за заштиту система од DoS напада од стране малвера са идејом сличном fork бомби (заузети све ресурсе система)</text:p>
        </text:list-item>
        <text:list-item>
          <text:p text:style-name="P8">SELinux за праћење специфичних акција као што су приступи одређеним фајловима, портовима, коришћење привилегија (capability) и слично и њихово бележење</text:p>
        </text:list-item>
        <text:list-item>
          <text:p text:style-name="P8">SECCOMP за праћење одређених системских позива од значаја и њихово бележење</text:p>
        </text:list-item>
        <text:list-item>
          <text:p text:style-name="P8">За Windows програме био би доступан и Wine log Win32 API позива датог програма</text:p>
        </text:list-item>
      </text:list>
      <text:p text:style-name="P9">За сад је идеја да се избегне виртуелизација целог система због перформанси и додатне комплексности.</text:p>
      <text:p text:style-name="P9"><text:tab/>Подаци који би се на овај начин добили били би слични подацима из динамичке анализе добијеним у референтном раду.</text:p>
      <text:p text:style-name="P9"/>
      <text:p text:style-name="P10"><text:tab/>Спајање података из статичке и динамичке анализе даје сет карактеристика спремних за коришћење у моделу машинског учења. </text:p>
      <text:p text:style-name="P10"><text:tab/>Као и у раду, и ја бих користио тачност <text:span text:style-name="T4">и False Positive Ratio </text:span><text:span text:style-name="T7">(FPR)</text:span><text:span text:style-name="T4">, али бих додао и False Negative Ratio </text:span><text:span text:style-name="T7">(FNR)</text:span> као додат<text:span text:style-name="T4">ан</text:span> парамета<text:span text:style-name="T4">р</text:span> на кој<text:span text:style-name="T4">и</text:span> треба обратити пажњу због специфичности задатка.</text:p>
      <text:list text:style-name="L2">
        <text:list-item>
          <text:p text:style-name="P11">False positive - нормалан фајл грешком идентификован као малвер</text:p>
        </text:list-item>
        <text:list-item>
          <text:p text:style-name="P11">False negative - малициозан фајл грешком идентификован као нормалан</text:p>
        </text:list-item>
      </text:list>
      <text:p text:style-name="P10"><text:tab/>За мејл сервере углавном буде већи проблем ако кроз мејл прође малвер него ако не може да се пошаље неки фајл јер га мејл детектује као малвер, тако да би за мејл сервер false negative број требао бити што мањи. Али да би мејл сервер уопште функционисао нормално, false positive такође мора бити реткост, али је бољи од false negative-a.</text:p>
      <text:p text:style-name="P10"/>
      <text:p text:style-name="P12"><text:tab/>У раду је експериментално показано да хибридни сет карактеристика доноси већу тачност од искључиво статичког или динамичког сета, али False Positive Ratio варира у зависности од коришћеног класификатора и често је већи за хибридни приступ него само за статички.</text:p>
      <text:p text:style-name="P12"><text:tab/>Такође, примећено је да резултати на основу само динамичке анализе нису велики у односу на резултате статичке анализе ни на једној метрици. <text:tab/>Разлог томе је вероватно доста мањи број карактеристика добијених динамичком анализом у односу на карактеристике статичке анализе (63 према 1000 где су тих 1000 издвојени из 144598 карактеристика корелационом таблицом).</text:p>
      <text:p text:style-name="P12"/>
      <text:p text:style-name="P12">Оно што бих ја хтео да урадим у свом пројекту јесте: </text:p>
      <text:list text:style-name="L3">
        <text:list-item>
          <text:p text:style-name="P13"><text:span text:style-name="T6">Побољшање динамичке анализе много већим бројем карактеристика и вршењем неке врсте корелационе анализе и на њима.</text:span></text:p>
        </text:list-item>
        <text:list-item>
          <text:p text:style-name="P14"><text:soft-page-break/><text:span text:style-name="T6">У </text:span><text:span text:style-name="T5">раду су коришћени разни класификатори, али нису испробане потпуно повезане неуралне мреже. Интересовао би ме њихов резултат у поређењу са резултатима из рада.</text:span></text:p>
        </text:list-item>
        <text:list-item>
          <text:p text:style-name="P14"><text:span text:style-name="T5">Опционо додавање карактеристика базираних на хешевима кода у статичку анализу методом LSH (Locality-Sensitive Hashing)</text:span></text:p>
        </text:list-item>
      </text:list>
      <text:p text:style-name="P15"><text:span text:style-name="T5">Главни циљ би био постићи мали FPR и FNR уз тачност преко 95%.</text:span></text:p>
      <text:p text:style-name="P15"><text:span text:style-name="T5"/></text:p>
      <text:p text:style-name="P16"><text:span text:style-name="T5">Референтни рад:</text:span></text:p>
      <text:p text:style-name="P16"><text:span text:style-name="T5">Santos и сар. - 2013 - OPEM A Static-Dynamic Approach for Machine-learning-based Malware Detection</text:span></text:p>
      <text:p text:style-name="P16"><text:span text:style-name="T5">https://drive.google.com/file/d/1eoFTncV8Rwx3WkWPngOicKj8dugBZ7b_/view?usp=shar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r" fo:country="R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r" fo:country="R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1T22:33:36.638101647</meta:creation-date>
    <dc:date>2023-01-01T00:40:22.133127085</dc:date>
    <meta:editing-duration>PT2H5M34S</meta:editing-duration>
    <meta:editing-cycles>7</meta:editing-cycles>
    <meta:generator>LibreOffice/7.4.3.2$Linux_X86_64 LibreOffice_project/40$Build-2</meta:generator>
    <meta:document-statistic meta:table-count="0" meta:image-count="0" meta:object-count="0" meta:page-count="4" meta:paragraph-count="52" meta:word-count="982" meta:character-count="6356" meta:non-whitespace-character-count="5419"/>
  </office:meta>
</office:document-meta>
</file>